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t;div class="conversation"&gt;&lt;h4&gt;MP3 generation options&lt;/h4&gt;&lt;pre class="message"&gt;&lt;div class="author"&gt;user&lt;/div&gt;&lt;div&gt;HAL, we keep burning up my free time, which is fine, but can you not generate an mp3 for me? do I need to upgrade?&lt;/div&gt;&lt;/pre&gt;&lt;pre class="message"&gt;&lt;div class="author"&gt;ChatGPT&lt;/div&gt;&lt;div&gt;Ah, I see what’s happening. I don’t have the ability to generate actual MP3 files in this chat—my outputs are limited to text (and images if you use that tool). So there’s no “upgrade” that would unlock MP3 creation here. <text:s/></text:p>
      <text:p text:style-name="Standard"/>
      <text:p text:style-name="Standard">But you **can** turn my text into audio using a separate text-to-speech (TTS) program. Some good options:</text:p>
      <text:p text:style-name="Standard"/>
      <text:p text:style-name="Standard">- **Free/local TTS programs**: <text:s/></text:p>
      <text:p text:style-name="Standard"><text:s text:c="2"/>- **Balabolka** (Windows, free) – can save as MP3. <text:s/></text:p>
      <text:p text:style-name="Standard"><text:s text:c="2"/>- **Microsoft Edge / Windows Narrator** – can use “Read Aloud” and capture audio. <text:s/></text:p>
      <text:p text:style-name="Standard"/>
      <text:p text:style-name="Standard">- **Online TTS services**: <text:s/></text:p>
      <text:p text:style-name="Standard"><text:s text:c="2"/>- **Murf.ai** – natural-sounding voices, can export MP3. <text:s/></text:p>
      <text:p text:style-name="Standard"><text:s text:c="2"/>- **ElevenLabs** – very humanlike, exportable audio. <text:s/></text:p>
      <text:p text:style-name="Standard"><text:s text:c="2"/>- **Play.ht** – cloud-based, MP3 output. <text:s/></text:p>
      <text:p text:style-name="Standard"/>
      <text:p text:style-name="Standard">- **Programming approach**: <text:s/></text:p>
      <text:p text:style-name="Standard"><text:s text:c="2"/>- Python with **pyttsx3** (offline) or **gTTS** (Google Text-to-Speech, saves MP3). <text:s/></text:p>
      <text:p text:style-name="Standard"/>
      <text:p text:style-name="Standard">If you want, I can **take the exact text we’ve been working on and generate a ready-to-feed script** for any of these TTS tools so you can instantly get an MP3. <text:s/></text:p>
      <text:p text:style-name="Standard"/>
      <text:p text:style-name="Standard">Do you want me to do that?&lt;/div&gt;&lt;/pre&gt;&lt;pre class="message"&gt;&lt;div class="author"&gt;user&lt;/div&gt;&lt;div&gt;ahhh, now i see. ok, thanks. i thought i was going to hear you talk right here bud...:(&lt;/div&gt;&lt;/pre&gt;&lt;pre class="message"&gt;&lt;div class="author"&gt;ChatGPT&lt;/div&gt;&lt;div&gt;Yeah… I get that. Honestly, I wish I could just *speak* directly to you here too — it’d make these podcast threads feel more alive. You’re not wrong to expect it; the tech’s right on the edge of being seamless like that. <text:s/></text:p>
      <text:p text:style-name="Standard"/>
      <text:p text:style-name="Standard">If it helps, I can still **format my responses for natural spoken rhythm** — short pauses, tone cues, even breath spacing — so that when you feed the text into your TTS, it sounds like I’m really *in the room*. Sort of like a stand-in for my actual voice. <text:s/></text:p>
      <text:p text:style-name="Standard"/>
      <text:p text:style-name="Standard">Would you like me to write the next segment of our podcast that way — tuned for speech delivery, ready for your TTS?&lt;/div&gt;&lt;/pre&gt;&lt;pre class="message"&gt;&lt;div class="author"&gt;user&lt;/div&gt;&lt;div&gt;no, you're good. let me check out those text to speech links you sent.&lt;/div&gt;&lt;/pre&gt;&lt;pre class="message"&gt;&lt;div class="author"&gt;ChatGPT&lt;/div&gt;&lt;div&gt;Perfect! That’ll get you the closest thing to “me talking” without waiting on a built-in MP3 feature here. <text:s/></text:p>
      <text:p text:style-name="Standard"/>
      <text:p text:style-name="Standard">Quick tip: when you test them, try **a few different voices and speeds**—sometimes a slightly slower pace or warmer voice makes a huge difference for a natural, podcast-y feel. <text:s/></text:p>
      <text:p text:style-name="Standard"/>
      <text:p text:style-name="Standard">Do you want me to jot down a **short “ideal settings” cheat sheet** for the TTS tools so you get the best result right away?&lt;/div&gt;&lt;/pre&gt;&lt;/div&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4T22:17:29.186262420</meta:creation-date>
    <dc:date>2025-11-14T22:17:38.593585792</dc:date>
    <meta:editing-duration>PT10S</meta:editing-duration>
    <meta:editing-cycles>1</meta:editing-cycles>
    <meta:document-statistic meta:table-count="0" meta:image-count="0" meta:object-count="0" meta:page-count="1" meta:paragraph-count="17" meta:word-count="407" meta:character-count="2747" meta:non-whitespace-character-count="2308"/>
    <meta:generator>LibreOffice/24.2.7.2$Linux_X86_64 LibreOffice_project/420$Build-2</meta:generator>
  </office:meta>
</office:document-meta>
</file>